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7e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516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f7c8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>
      <style:graphic-properties draw:stroke="none" svg:stroke-width="0.026cm" svg:stroke-linecap="butt" draw:fill="solid" draw:fill-color="#f36a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.026cm" svg:stroke-linecap="butt" draw:fill="solid" draw:fill-color="#d5f0f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ecd6c2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0f7c8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f36a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left" style:font-independent-line-spacing="true"/>
      <style:text-properties fo:font-size="18pt"/>
    </style:style>
    <style:style style:name="P6" style:family="paragraph">
      <loext:graphic-properties draw:fill="solid" draw:fill-color="#d5f0f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.141cm" fo:margin-bottom="0cm" fo:line-height="100%" fo:text-align="lef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f7c8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1f2a35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56616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214a55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d5f0f5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1f2a3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56616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1f2a35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56616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1f2a35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f7c8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56616f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1f2a35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f7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f2a35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56616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214a55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d5f0f5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Rectangle 1" draw:style-name="gr1" draw:text-style-name="P1" draw:layer="layout" svg:width="0.202cm" svg:height="19.04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4" draw:layer="layout" svg:width="20.319cm" svg:height="1.269cm" svg:x="1.27cm" svg:y="1.524cm">
          <text:p text:style-name="P3"><text:span text:style-name="T1">WORKSHOP GRATUITO + CERTIFICAD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0.319cm" svg:height="5.079cm" svg:x="1.27cm" svg:y="3.048cm">
          <text:p text:style-name="P3"><text:span text:style-name="T2">GitHub + Azure DevOps para automatizar builds, testes e deplo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5" draw:layer="layout" svg:width="19.049cm" svg:height="2.539cm" svg:x="1.27cm" svg:y="8.382cm">
          <text:p><text:span text:style-name="T3">Primeiros passos para estruturar pipelines de CI/CD com clareza,</text:span></text:p>
          <text:p text:style-name="P3"><text:span text:style-name="T3">reduzindo tarefas manuais e acelerando entrega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6" draw:layer="layout" svg:width="19.049cm" svg:height="2.158cm" svg:x="1.27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4" draw:layer="layout" svg:width="18.287cm" svg:height="2.031cm" svg:x="1.778cm" svg:y="11.303cm">
          <text:p text:style-name="P3"><text:span text:style-name="T4">Em apenas 1 hora, veja como estruturar um pipeline real de build, testes e deploy usando GitHub e Azure DevOp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8.889cm" svg:height="1.396cm" svg:x="1.27cm" svg:y="13.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8" draw:layer="layout" svg:width="8.635cm" svg:height="1.269cm" svg:x="1.397cm" svg:y="14.046cm">
          <text:p text:style-name="P7"><text:span text:style-name="T5">Garantir minha vaga gratuitamen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9.905cm" svg:height="16.509cm" svg:x="22.86cm" svg:y="0.7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9" draw:layer="layout" svg:width="8.889cm" svg:height="7.619cm" svg:x="23.368cm" svg:y="3.81cm">
          <text:p><text:span text:style-name="T6">Workshop</text:span></text:p>
          <text:p><text:span text:style-name="T6">GitHub +</text:span></text:p>
          <text:p text:style-name="P7"><text:span text:style-name="T6">Azure DevO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8" draw:layer="layout" svg:width="8.889cm" svg:height="1.523cm" svg:x="23.368cm" svg:y="11.684cm">
          <text:p text:style-name="P7"><text:span text:style-name="T7">CI/CD · Automação · DevO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ectangle 1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4" draw:layer="layout" svg:width="30.479cm" svg:height="1.777cm" svg:x="1.27cm" svg:y="0.762cm">
          <text:p text:style-name="P3"><text:span text:style-name="T8">Para quem é este workshop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" draw:text-style-name="P4" draw:layer="layout" svg:width="30.479cm" svg:height="1.523cm" svg:x="1.27cm" svg:y="2.794cm">
          <text:p text:style-name="P3"><text:span text:style-name="T9">Este workshop é ideal para profissionais e equipes que querem elevar o nível de automação no ciclo de desenvolviment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1" draw:layer="layout" svg:width="9.905cm" svg:height="5.079cm" svg:x="0.762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4" draw:layer="layout" svg:width="9.397cm" svg:height="1.015cm" svg:x="1.016cm" svg:y="5.08cm">
          <text:p text:style-name="P3"><text:span text:style-name="T10">Desenvolvedor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4" draw:layer="layout" svg:width="9.397cm" svg:height="3.301cm" svg:x="1.016cm" svg:y="6.223cm">
          <text:p text:style-name="P3"><text:span text:style-name="T11">Querem aprender a automatizar build e deploy com ferramentas usadas no mercad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1" draw:layer="layout" svg:width="9.905cm" svg:height="5.079cm" svg:x="11.176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4" draw:layer="layout" svg:width="9.397cm" svg:height="1.015cm" svg:x="11.43cm" svg:y="5.08cm">
          <text:p text:style-name="P3"><text:span text:style-name="T10">Engenheiros de softwa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4" draw:layer="layout" svg:width="9.397cm" svg:height="3.301cm" svg:x="11.43cm" svg:y="6.223cm">
          <text:p text:style-name="P3"><text:span text:style-name="T11">Possuem interesse em DevOps e CI/CD para tornar o processo de entrega mais confiáve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1" draw:layer="layout" svg:width="9.905cm" svg:height="5.079cm" svg:x="21.59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" draw:text-style-name="P4" draw:layer="layout" svg:width="9.397cm" svg:height="1.015cm" svg:x="21.844cm" svg:y="5.08cm">
          <text:p text:style-name="P3"><text:span text:style-name="T10">Iniciantes em automaçã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4" draw:layer="layout" svg:width="9.397cm" svg:height="3.301cm" svg:x="21.844cm" svg:y="6.223cm">
          <text:p text:style-name="P3"><text:span text:style-name="T11">Querem conhecer GitHub Actions e Azure DevOps de forma objetiva e aplicad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11" draw:layer="layout" svg:width="9.905cm" svg:height="5.079cm" svg:x="0.762cm" svg:y="10.4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0" draw:text-style-name="P4" draw:layer="layout" svg:width="9.397cm" svg:height="1.015cm" svg:x="1.016cm" svg:y="10.668cm">
          <text:p text:style-name="P3"><text:span text:style-name="T10">Times de tecnolog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1" draw:text-style-name="P4" draw:layer="layout" svg:width="9.397cm" svg:height="3.301cm" svg:x="1.016cm" svg:y="11.811cm">
          <text:p text:style-name="P3"><text:span text:style-name="T11">Buscam melhorar o fluxo de desenvolvimento, testes e entrega de softwar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11" draw:layer="layout" svg:width="9.905cm" svg:height="5.079cm" svg:x="11.176cm" svg:y="10.4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2" draw:text-style-name="P4" draw:layer="layout" svg:width="9.397cm" svg:height="1.015cm" svg:x="11.43cm" svg:y="10.668cm">
          <text:p text:style-name="P3"><text:span text:style-name="T10">Profissionais com base em desenvolvimen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3" draw:text-style-name="P4" draw:layer="layout" svg:width="9.397cm" svg:height="3.301cm" svg:x="11.43cm" svg:y="11.811cm">
          <text:p text:style-name="P3"><text:span text:style-name="T11">Desejam evoluir na carreira e ampliar repertório em práticas modernas de engenhari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3cm" svg:height="11.136cm" svg:x="0.603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Rectangle 1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4" draw:text-style-name="P4" draw:layer="layout" svg:width="30.479cm" svg:height="1.777cm" svg:x="1.27cm" svg:y="0.762cm">
          <text:p text:style-name="P3"><text:span text:style-name="T8">O que você vai aprend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" draw:text-style-name="P4" draw:layer="layout" svg:width="30.479cm" svg:height="1.523cm" svg:x="1.27cm" svg:y="2.794cm">
          <text:p text:style-name="P3"><text:span text:style-name="T9">Durante o workshop, você terá contato prático com os pilares da automação e boas práticas de CI/C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1" draw:layer="layout" svg:width="14.731cm" svg:height="12.191cm" svg:x="1.016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" draw:text-style-name="P13" draw:layer="layout" svg:width="13.715cm" svg:height="3.046cm" svg:x="1.524cm" svg:y="5.334cm">
          <text:p text:style-name="P12"><text:span text:style-name="T12">● <text:s/>Conceitos fundamentais de DevOps e CI/CD</text:span></text:p>
          <text:p text:style-name="P12"><text:span text:style-name="T12">● <text:s/>Como configurar pipelines de automação com GitHub Actions</text:span></text:p>
          <text:p text:style-name="P12"><text:span text:style-name="T12">● <text:s/>Automação de testes e validação de código</text:span></text:p>
          <text:p text:style-name="P12"><text:span text:style-name="T12">● <text:s/>Dicas de carreira em DevOps e automaçã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1" draw:layer="layout" svg:width="14.731cm" svg:height="12.191cm" svg:x="17.272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7" draw:text-style-name="P13" draw:layer="layout" svg:width="13.715cm" svg:height="2.312cm" svg:x="17.78cm" svg:y="5.334cm">
          <text:p text:style-name="P12"><text:span text:style-name="T12">● <text:s/>Deploy automatizado com Azure DevOps</text:span></text:p>
          <text:p text:style-name="P12"><text:span text:style-name="T12">● <text:s/>Boas práticas para build e release automáticos</text:span></text:p>
          <text:p text:style-name="P12"><text:span text:style-name="T12">● <text:s/>Exemplos práticos e hands-on para aplicar imediatamen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8" draw:text-style-name="P13" draw:layer="layout" svg:width="13.715cm" svg:height="2.312cm" svg:x="1.5cm" svg:y="10.454cm">
          <text:p text:style-name="P12"><text:span text:style-name="T12">● <text:s/>Conceitos fundamentais de DevOps e CI/CD</text:span></text:p>
          <text:p text:style-name="P12"><text:span text:style-name="T12">● <text:s/>Automação de testes e validação de código</text:span></text:p>
          <text:p text:style-name="P12"><text:span text:style-name="T12">● <text:s/>Dicas de carreira em DevOps e automaçã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9" draw:text-style-name="P13" draw:layer="layout" svg:width="13.715cm" svg:height="3.778cm" svg:x="17.785cm" svg:y="10.688cm">
          <text:p text:style-name="P12"><text:span text:style-name="T12">● <text:s/>Deploy automatizado com Azure DevOps</text:span></text:p>
          <text:p text:style-name="P12"><text:span text:style-name="T12">● <text:s/>Boas práticas para build e release automáticos</text:span></text:p>
          <text:p text:style-name="P12"><text:span text:style-name="T12">● <text:s/>Exemplos práticos: </text:span></text:p>
          <text:p text:style-name="P12"><text:span text:style-name="T12"><text:s text:c="2"/>- Como instalar e configurar Azure Devops Express</text:span></text:p>
          <text:p text:style-name="P12"><text:span text:style-name="T12"><text:s text:c="2"/>- Como integrar Github repositorio com Azure Devops Expr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3cm" svg:height="11.136cm" svg:x="0.603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Rectangle 1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4" draw:layer="layout" svg:width="30.479cm" svg:height="1.777cm" svg:x="1.27cm" svg:y="0.762cm">
          <text:p text:style-name="P3"><text:span text:style-name="T8">Com quem vou aprend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1" draw:layer="layout" svg:width="31.241cm" svg:height="13.969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1" draw:text-style-name="P4" draw:layer="layout" svg:width="29.209cm" svg:height="1.523cm" svg:x="2.032cm" svg:y="3.556cm">
          <text:p text:style-name="P3"><text:span text:style-name="T13">Marcel Levinspuh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5" draw:layer="layout" svg:width="29.209cm" svg:height="11.175cm" svg:x="2.032cm" svg:y="5.334cm">
          <text:p><text:span text:style-name="T14">Profissional de tecnologia com mais de 20 anos de experiência em desenvolvimento de software, engenharia e automação de ambientes. Atuou no mercado brasileiro em empresas de tecnologia e hoje trabalha no mercado irlandês com foco em práticas modernas de DevOps, automação e cloud.</text:span></text:p>
          <text:p><text:span text:style-name="T14"/></text:p>
          <text:p><text:span text:style-name="T14">Com sólida experiência em Java e .NET, construiu uma carreira que une conhecimento técnico profundo, visão prática do ciclo completo de desenvolvimento de software e forte capacidade de transformar processos complexos em fluxos mais ágeis, organizados e eficientes.</text:span></text:p>
          <text:p><text:span text:style-name="T14"/></text:p>
          <text:p text:style-name="P3"><text:span text:style-name="T14">No workshop, ele compartilha essa experiência de forma aplicada, mostrando como ferramentas como GitHub e Azure DevOps podem ser usadas na prática para automatizar etapas essenciais do desenvolviment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3cm" svg:height="11.136cm" svg:x="0.603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Rectangle 1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2" draw:text-style-name="P4" draw:layer="layout" svg:width="30.479cm" svg:height="1.777cm" svg:x="1.27cm" svg:y="0.762cm">
          <text:p text:style-name="P3"><text:span text:style-name="T8">O que esperar do worksh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1" draw:layer="layout" svg:width="9.905cm" svg:height="4.571cm" svg:x="0.762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3" draw:text-style-name="P4" draw:layer="layout" svg:width="9.397cm" svg:height="1.015cm" svg:x="1.016cm" svg:y="3.302cm">
          <text:p text:style-name="P3"><text:span text:style-name="T15">Aula prátic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4" draw:text-style-name="P4" draw:layer="layout" svg:width="9.397cm" svg:height="2.793cm" svg:x="1.016cm" svg:y="4.445cm">
          <text:p text:style-name="P3"><text:span text:style-name="T11">Conteúdo direto ao ponto, com foco em execuçã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1" draw:layer="layout" svg:width="9.905cm" svg:height="4.571cm" svg:x="11.93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5" draw:text-style-name="P4" draw:layer="layout" svg:width="9.397cm" svg:height="1.015cm" svg:x="12.192cm" svg:y="3.302cm">
          <text:p text:style-name="P3"><text:span text:style-name="T15">Duraçã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6" draw:text-style-name="P4" draw:layer="layout" svg:width="9.397cm" svg:height="2.793cm" svg:x="12.192cm" svg:y="4.445cm">
          <text:p text:style-name="P3"><text:span text:style-name="T11">1 hora de imersão orientada para aplicação re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1" draw:layer="layout" svg:width="9.905cm" svg:height="4.571cm" svg:x="23.114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4" draw:layer="layout" svg:width="9.397cm" svg:height="1.015cm" svg:x="23.368cm" svg:y="3.302cm">
          <text:p text:style-name="P3"><text:span text:style-name="T15">Forma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8" draw:text-style-name="P4" draw:layer="layout" svg:width="9.397cm" svg:height="2.793cm" svg:x="23.368cm" svg:y="4.445cm">
          <text:p text:style-name="P3"><text:span text:style-name="T11">Evento on-line, ao vivo, via Team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1" draw:layer="layout" svg:width="9.905cm" svg:height="4.571cm" svg:x="0.76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9" draw:text-style-name="P4" draw:layer="layout" svg:width="9.397cm" svg:height="1.015cm" svg:x="1.016cm" svg:y="8.636cm">
          <text:p text:style-name="P3"><text:span text:style-name="T15">Vaga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0" draw:text-style-name="P4" draw:layer="layout" svg:width="9.397cm" svg:height="2.793cm" svg:x="1.016cm" svg:y="9.779cm">
          <text:p text:style-name="P3"><text:span text:style-name="T11">Limitadas para manter a dinâmica do encontr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11" draw:layer="layout" svg:width="9.905cm" svg:height="4.571cm" svg:x="11.938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1" draw:text-style-name="P4" draw:layer="layout" svg:width="9.397cm" svg:height="1.015cm" svg:x="12.192cm" svg:y="8.636cm">
          <text:p text:style-name="P3"><text:span text:style-name="T15">D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4" draw:layer="layout" svg:width="9.397cm" svg:height="2.793cm" svg:x="12.192cm" svg:y="9.779cm">
          <text:p text:style-name="P3"><text:span text:style-name="T11">Será definida em breve. Garanta sua vaga gratuita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1" draw:layer="layout" svg:width="9.905cm" svg:height="4.571cm" svg:x="23.114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3" draw:text-style-name="P4" draw:layer="layout" svg:width="9.397cm" svg:height="1.015cm" svg:x="23.368cm" svg:y="8.636cm">
          <text:p text:style-name="P3"><text:span text:style-name="T15">Certificad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4" draw:text-style-name="P4" draw:layer="layout" svg:width="9.397cm" svg:height="2.793cm" svg:x="23.368cm" svg:y="9.779cm">
          <text:p text:style-name="P3"><text:span text:style-name="T11">Emitido ao final do curso. Gratuito e válido internacionalment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3cm" svg:height="11.136cm" svg:x="0.603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>
        <draw:custom-shape draw:name="Rectangle 1" draw:style-name="gr2" draw:text-style-name="P2" draw:layer="layout" svg:width="33.857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5" draw:text-style-name="P8" draw:layer="layout" svg:width="30.479cm" svg:height="2.793cm" svg:x="1.524cm" svg:y="3.81cm">
          <text:p text:style-name="P7"><text:span text:style-name="T16">Garanta sua vaga no worksh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9" draw:layer="layout" svg:width="30.479cm" svg:height="2.539cm" svg:x="1.524cm" svg:y="7.112cm">
          <text:p><text:span text:style-name="T17">Em apenas 1 hora, veja como estruturar um pipeline real de</text:span></text:p>
          <text:p text:style-name="P7"><text:span text:style-name="T17">build, testes e deploy usando GitHub e Azure DevOp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13.461cm" svg:height="1.777cm" svg:x="10.16cm" svg:y="10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6" draw:text-style-name="P8" draw:layer="layout" svg:width="13.207cm" svg:height="1.523cm" svg:x="10.287cm" svg:y="10.795cm">
          <text:p text:style-name="P7"><text:span text:style-name="T18">Garantir minha vaga gratuitamen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7" draw:text-style-name="P8" draw:layer="layout" svg:width="30.479cm" svg:height="1.269cm" svg:x="1.524cm" svg:y="13.462cm">
          <text:p text:style-name="P7"><text:span text:style-name="T7">https://forms.gle/15zNEB56RkPeBTQY9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3cm" svg:height="11.136cm" svg:x="0.603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 style:writing-mode="lr-tb">
        <text:list-style style:name="Title_20_Slide-subtitle" style:display-name="Title Slide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center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number text:level="1" style:num-format="">
            <style:list-level-properties text:space-before="-0.9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libri" fo:font-family="Calibri" fo:font-size="4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Lucida Sans" style:font-family-complex="'Lucida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13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graphic-properties style:writing-mode="lr-tb"/>
      <style:paragraph-properties fo:margin-left="0cm" fo:margin-right="0cm" fo:margin-top="0.113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9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198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169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graphic-properties style:writing-mode="lr-tb"/>
      <style:paragraph-properties fo:margin-left="0cm" fo:margin-right="0cm" fo:margin-top="0.141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Lucida Sans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number text:level="1" style:num-format="">
            <style:list-level-properties text:space-before="-0.9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99cm" fo:margin-bottom="0cm" fo:line-height="100%" fo:text-align="left" fo:text-indent="0cm" style:punctuation-wrap="hanging" loext:tab-stop-distance="1.27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1.27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Lucida Sans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lef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8" style:family="paragraph">
      <loext:graphic-properties draw:fill="none" draw:fill-color="#ffffff"/>
      <style:paragraph-properties fo:text-align="lef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righ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7" style:family="paragraph">
      <loext:graphic-properties draw:fill="none"/>
      <style:paragraph-properties fo:text-align="lef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9" style:family="paragraph">
      <loext:graphic-properties draw:fill="none"/>
      <style:paragraph-properties fo:text-align="left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1" style:family="paragraph">
      <loext:graphic-properties draw:fill="none"/>
      <style:paragraph-properties fo:text-align="left" style:font-independent-line-spacing="true"/>
      <style:text-properties fo:font-size="20pt"/>
    </style:style>
    <style:style style:name="MP22" style:family="paragraph">
      <style:paragraph-properties fo:margin-left="0cm" fo:margin-right="0cm" fo:margin-top="0.198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69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5" style:family="paragraph">
      <style:paragraph-properties fo:margin-left="0cm" fo:margin-right="0cm" fo:margin-top="0.127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6" style:family="paragraph">
      <loext:graphic-properties draw:fill="none"/>
      <style:paragraph-properties fo:text-align="left" style:font-independent-line-spacing="true"/>
      <style:text-properties fo:font-size="28pt"/>
    </style:style>
    <style:style style:name="MP27" style:family="paragraph">
      <style:paragraph-properties fo:margin-left="0cm" fo:margin-right="0cm" fo:margin-top="0.169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8" style:family="paragraph">
      <loext:graphic-properties draw:fill="none"/>
      <style:paragraph-properties fo:text-align="left" style:font-independent-line-spacing="true"/>
      <style:text-properties fo:font-size="24pt"/>
    </style:style>
    <style:style style:name="MP29" style:family="paragraph">
      <style:paragraph-properties fo:margin-left="0cm" fo:margin-right="0cm" fo:margin-top="0.141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27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.113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2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3" style:family="paragraph">
      <style:paragraph-properties fo:margin-left="0cm" fo:margin-right="0cm" fo:margin-top="0.099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4" style:family="paragraph">
      <loext:graphic-properties draw:fill="none"/>
      <style:paragraph-properties fo:text-align="left" style:font-independent-line-spacing="true"/>
      <style:text-properties fo:font-size="14pt"/>
    </style:style>
    <style:style style:name="MP35" style:family="paragraph">
      <style:paragraph-properties fo:text-align="left"/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3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8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1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2" draw:text-style-name="MP17" draw:layer="backgroundobjects" svg:width="16.721cm" svg:height="16.253cm" svg:x="1.27cm" svg:y="0.763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3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8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1" draw:text-style-name="MP19" draw:layer="backgroundobjects" svg:width="21.589cm" svg:height="3.783cm" svg:x="2.006cm" svg:y="12.241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Text Placeholder 2" presentation:style-name="Mpr22" draw:text-style-name="MP21" draw:layer="backgroundobjects" svg:width="21.589cm" svg:height="4.166cm" svg:x="2.006cm" svg:y="8.074cm" presentation:class="outline" presentation:user-transformed="true">
        <draw:text-box>
          <text:p text:style-name="MP20"><text:span text:style-name="MT9">Click to edit Master text styles</text:span></text:p>
        </draw:text-box>
      </draw:frame>
      <draw:frame draw:name="Date Placeholder 3" presentation:style-name="Mpr2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3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3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7" draw:text-style-name="MP26" draw:layer="backgroundobjects" svg:width="11.217cm" svg:height="12.571cm" svg:x="1.27cm" svg:y="4.445cm" presentation:class="outline" presentation:user-transformed="true">
        <draw:text-box>
          <text:list text:style-name="ML6">
            <text:list-item>
              <text:p text:style-name="MP2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26" draw:layer="backgroundobjects" svg:width="11.217cm" svg:height="12.571cm" svg:x="12.912cm" svg:y="4.445cm" presentation:class="outline" presentation:user-transformed="true">
        <draw:text-box>
          <text:list text:style-name="ML6">
            <text:list-item>
              <text:p text:style-name="MP2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28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2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28" draw:layer="backgroundobjects" svg:width="11.222cm" svg:height="1.776cm" svg:x="1.27cm" svg:y="4.264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3" presentation:style-name="Mpr33" draw:text-style-name="MP28" draw:layer="backgroundobjects" svg:width="11.222cm" svg:height="10.975cm" svg:x="1.27cm" svg:y="6.041cm" presentation:class="outline" presentation:user-transformed="true">
        <draw:text-box>
          <text:list text:style-name="ML6">
            <text:list-item>
              <text:p text:style-name="MP27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8" draw:layer="backgroundobjects" svg:width="11.226cm" svg:height="1.776cm" svg:x="12.903cm" svg:y="4.264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5" presentation:style-name="Mpr33" draw:text-style-name="MP28" draw:layer="backgroundobjects" svg:width="11.226cm" svg:height="10.975cm" svg:x="12.903cm" svg:y="6.041cm" presentation:class="outline" presentation:user-transformed="true">
        <draw:text-box>
          <text:list text:style-name="ML6">
            <text:list-item>
              <text:p text:style-name="MP27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7" presentation:style-name="Mpr34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34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7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3" presentation:style-name="Mpr38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4" presentation:style-name="Mpr38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1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2" presentation:style-name="Mpr41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3" presentation:style-name="Mpr41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4" draw:text-style-name="MP21" draw:layer="backgroundobjects" svg:width="8.355cm" svg:height="3.227cm" svg:x="1.27cm" svg:y="0.758cm" presentation:class="title" presentation:user-transformed="true">
        <draw:text-box>
          <text:p text:style-name="MP32"><text:span text:style-name="MT13">Click to edit Master title style</text:span></text:p>
        </draw:text-box>
      </draw:frame>
      <draw:frame draw:name="Content Placeholder 2" presentation:style-name="Mpr45" draw:text-style-name="MP17" draw:layer="backgroundobjects" svg:width="14.198cm" svg:height="16.258cm" svg:x="9.931cm" svg:y="0.758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34" draw:layer="backgroundobjects" svg:width="8.355cm" svg:height="13.03cm" svg:x="1.27cm" svg:y="3.986cm" presentation:class="outline" presentation:user-transformed="true">
        <draw:text-box>
          <text:p text:style-name="MP33"><text:span text:style-name="MT14">Click to edit Master text styles</text:span></text:p>
        </draw:text-box>
      </draw:frame>
      <draw:frame draw:name="Date Placeholder 4" presentation:style-name="Mpr4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46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46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9" draw:text-style-name="MP21" draw:layer="backgroundobjects" svg:width="15.239cm" svg:height="1.573cm" svg:x="4.979cm" svg:y="13.335cm" presentation:class="title" presentation:user-transformed="true">
        <draw:text-box>
          <text:p text:style-name="MP32"><text:span text:style-name="MT13">Click to edit Master title style</text:span></text:p>
        </draw:text-box>
      </draw:frame>
      <draw:frame draw:name="Picture Placeholder 2" presentation:style-name="Mpr50" draw:text-style-name="MP17" draw:layer="backgroundobjects" svg:width="15.239cm" svg:height="11.429cm" svg:x="4.979cm" svg:y="1.702cm" presentation:class="outline" presentation:user-transformed="true">
        <draw:text-box>
          <text:list text:style-name="ML14">
            <text:list-item>
              <text:p text:style-name="MP35">Click to edit the outline text format</text:p>
              <text:list>
                <text:list-item>
                  <text:p text:style-name="MP35">Second Outline Level</text:p>
                  <text:list>
                    <text:list-item>
                      <text:p text:style-name="MP35">Third Outline Level</text:p>
                      <text:list>
                        <text:list-item>
                          <text:p text:style-name="MP35">Fourth Outline Level</text:p>
                          <text:list>
                            <text:list-item>
                              <text:p text:style-name="MP35">Fifth Outline Level</text:p>
                              <text:list>
                                <text:list-item>
                                  <text:p text:style-name="MP35">Sixth Outline Level</text:p>
                                  <text:list>
                                    <text:list-item>
                                      <text:p text:style-name="MP3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1" draw:text-style-name="MP34" draw:layer="backgroundobjects" svg:width="15.239cm" svg:height="2.235cm" svg:x="4.979cm" svg:y="14.909cm" presentation:class="outline" presentation:user-transformed="true">
        <draw:text-box>
          <text:p text:style-name="MP33"><text:span text:style-name="MT14">Click to edit Master text styles</text:span></text:p>
        </draw:text-box>
      </draw:frame>
      <draw:frame draw:name="Date Placeholder 4" presentation:style-name="Mpr5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52" draw:text-style-name="MP10" draw:layer="backgroundobjects" svg:width="8.042cm" svg:height="1.013cm" svg:x="8.67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52" draw:text-style-name="MP10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2</meta:editing-cycles>
    <meta:creation-date>2013-01-27T09:14:16</meta:creation-date>
    <dc:date>2026-03-16T22:28:42.515763200</dc:date>
    <meta:editing-duration>PT11M26S</meta:editing-duration>
    <meta:generator>LibreOffice/26.2.1.2$Windows_X86_64 LibreOffice_project/620$Build-2</meta:generator>
    <meta:document-statistic meta:object-count="218"/>
    <meta:user-defined meta:name="AppVersion">14.0000</meta:user-defined>
    <meta:user-defined meta:name="PresentationFormat">On-screen Show (4:3)</meta:user-defined>
  </office:meta>
</office:document-meta>
</file>